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C36405A7AC6B6AEE2C.png" manifest:media-type="image/png"/>
  <manifest:file-entry manifest:full-path="Pictures/100000000000012C000000A8EDCBF3907E9B6A30.png" manifest:media-type="image/png"/>
  <manifest:file-entry manifest:full-path="Pictures/1000020100000047000000630E696D57D4455F0D.png" manifest:media-type="image/png"/>
  <manifest:file-entry manifest:full-path="Pictures/10000000000001790000001138F6B64AFE8960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ffffff"/>
      <style:paragraph-properties style:writing-mode="lr-tb"/>
    </style:style>
    <style:style style:name="gr4" style:family="graphic" style:parent-style-name="standard">
      <style:graphic-properties draw:stroke="none" draw:fill="solid" draw:fill-color="#111111"/>
    </style:style>
    <style:style style:name="gr5" style:family="graphic" style:parent-style-name="standard">
      <style:graphic-properties draw:stroke="none" draw:fill="solid" draw:fill-color="#ff6347"/>
    </style:style>
    <style:style style:name="gr6" style:family="graphic" style:parent-style-name="standard">
      <style:graphic-properties draw:stroke="none" svg:stroke-color="#000000" draw:fill="solid" draw:fill-color="#000000"/>
    </style:style>
    <style:style style:name="gr7" style:family="graphic" style:parent-style-name="standard">
      <style:graphic-properties draw:stroke="none" svg:stroke-color="#000000" draw:fill="solid" draw:fill-color="#000000" draw:shadow-color="#000000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6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20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Calibri" fo:font-size="16pt" style:font-size-asian="16pt" style:font-size-complex="16pt"/>
    </style:style>
    <style:style style:name="P9" style:family="paragraph">
      <loext:graphic-properties draw:fill="none" draw:fill-color="#000000"/>
      <style:paragraph-properties fo:text-align="center"/>
      <style:text-properties fo:color="#ffffff" loext:opacity="100%" style:font-name="Calibri" fo:font-size="16pt" style:font-size-asian="16pt" style:font-size-complex="16pt"/>
    </style:style>
    <style:style style:name="P10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11" style:family="paragraph">
      <loext:graphic-properties draw:fill="none" draw:fill-color="#000000"/>
      <style:paragraph-properties fo:text-align="center"/>
      <style:text-properties fo:color="#ffffff" loext:opacity="100%" style:font-name="Bahnschrift Light Condensed" fo:font-size="16pt" style:font-size-asian="16pt" style:font-size-complex="16pt"/>
    </style:style>
    <style:style style:name="P12" style:family="paragraph">
      <style:paragraph-properties fo:text-align="center"/>
      <style:text-properties style:font-name="Bahnschrift Light Condensed" fo:font-size="22pt" style:font-size-asian="22pt" style:font-size-complex="22pt"/>
    </style:style>
    <style:style style:name="P13" style:family="paragraph">
      <loext:graphic-properties draw:fill-color="#000000"/>
      <style:paragraph-properties fo:text-align="center"/>
      <style:text-properties style:font-name="Bahnschrift Light Condensed" fo:font-size="22pt" style:font-size-asian="22pt" style:font-size-complex="22pt"/>
    </style:style>
    <style:style style:name="P14" style:family="paragraph">
      <style:paragraph-properties fo:text-align="center"/>
      <style:text-properties fo:color="#000000" loext:opacity="100%" style:font-name="Papyrus" fo:font-size="28pt" style:font-size-asian="28pt" style:font-size-complex="28pt"/>
    </style:style>
    <style:style style:name="P15" style:family="paragraph">
      <loext:graphic-properties draw:fill-color="#ffffff"/>
      <style:paragraph-properties fo:text-align="center"/>
      <style:text-properties fo:color="#000000" loext:opacity="100%" style:font-name="Papyrus" fo:font-size="28pt" style:font-size-asian="28pt" style:font-size-complex="28pt"/>
    </style:style>
    <style:style style:name="P16" style:family="paragraph">
      <loext:graphic-properties draw:fill="solid" draw:fill-color="#000000" draw:opacity="100%"/>
      <style:paragraph-properties fo:text-align="center"/>
      <style:text-properties style:font-name="Bahnschrift Light Condensed" fo:font-size="22pt" style:font-size-asian="22pt" style:font-size-complex="22pt"/>
    </style:style>
    <style:style style:name="P17" style:family="paragraph">
      <loext:graphic-properties draw:fill-color="#ffffff"/>
      <style:paragraph-properties fo:text-align="center"/>
      <style:text-properties fo:color="#000000" loext:opacity="100%" style:font-name="Bahnschrift Light Condensed" fo:font-size="22pt" style:font-size-asian="22pt" style:font-size-complex="22pt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3" draw:text-style-name="P1" draw:layer="layout" svg:width="56.726cm" svg:height="63.111cm" svg:x="0cm" svg:y="0cm" svg:viewBox="0 0 56727 63112" draw:points="0,63112 56727,63112 56727,0 0,0">
          <text:p/>
        </draw:polygon>
        <draw:polygon draw:style-name="gr4" draw:text-style-name="P3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5" draw:text-style-name="P4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6" draw:text-style-name="P5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4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7" draw:text-style-name="P5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6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4" draw:text-style-name="P3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4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4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4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4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4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8" draw:text-style-name="P7" draw:layer="layout" svg:width="8.25cm" svg:height="5.25cm" svg:x="0cm" svg:y="0cm">
          <draw:image xlink:href="Pictures/1000020100000102000000C36405A7AC6B6AEE2C.png" xlink:type="simple" xlink:show="embed" xlink:actuate="onLoad" draw:mime-type="image/png">
            <text:p/>
          </draw:image>
        </draw:frame>
        <draw:frame draw:style-name="gr9" draw:text-style-name="P7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9" draw:text-style-name="P7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9" draw:text-style-name="P7" draw:layer="layout" svg:width="4.25cm" svg:height="5.928cm" svg:x="0.25cm" svg:y="57.183cm">
          <draw:image xlink:href="Pictures/1000020100000047000000630E696D57D4455F0D.png" xlink:type="simple" xlink:show="embed" xlink:actuate="onLoad" draw:mime-type="image/png">
            <text:p/>
          </draw:image>
        </draw:frame>
        <draw:custom-shape draw:style-name="gr10" draw:text-style-name="P9" draw:layer="layout" svg:width="6.25cm" svg:height="0.75cm" svg:x="9.75cm" svg:y="58.5cm">
          <text:p text:style-name="P8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measurelines" svg:width="14cm" svg:height="0.75cm" svg:x="13.75cm" svg:y="58.496cm">
          <text:p text:style-name="P8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1" draw:layer="measurelines" svg:width="40.726cm" svg:height="0.75cm" svg:x="16cm" svg:y="58.496cm">
          <text:p text:style-name="P10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9" draw:layer="measurelines" svg:width="25.25cm" svg:height="0.75cm" svg:x="16cm" svg:y="58.496cm">
          <text:p text:style-name="P8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9" draw:layer="measurelines" svg:width="6.25cm" svg:height="0.75cm" svg:x="9.75cm" svg:y="60cm">
          <text:p text:style-name="P8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measurelines" svg:width="22cm" svg:height="0.75cm" svg:x="9.75cm" svg:y="60cm">
          <text:p text:style-name="P8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measurelines" svg:width="37.75cm" svg:height="0.75cm" svg:x="9.75cm" svg:y="60cm">
          <text:p text:style-name="P10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measurelines" svg:width="53.25cm" svg:height="0.75cm" svg:x="9.75cm" svg:y="60cm">
          <text:p text:style-name="P10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measurelines" svg:width="10.5cm" svg:height="1.25cm" svg:x="14.5cm" svg:y="52cm">
          <text:p text:style-name="P12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3cm" svg:y="31.5cm">
          <text:p text:style-name="P12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measurelines" svg:width="10.5cm" svg:height="1.25cm" svg:x="13.25cm" svg:y="33cm">
          <text:p text:style-name="P12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measurelines" svg:width="10.5cm" svg:height="1.25cm" svg:x="26.75cm" svg:y="32.804cm">
          <text:p text:style-name="P12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measurelines" svg:width="23.75cm" svg:height="2.25cm" svg:x="17.349cm" svg:y="14.5cm">
          <text:p text:style-name="P14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measurelines" svg:width="12.5cm" svg:height="1.25cm" svg:x="27.5cm" svg:y="31.25cm">
          <text:p text:style-name="P12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4.75cm" svg:y="26.5cm">
          <text:p text:style-name="P12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3.5cm" svg:y="23.75cm">
          <text:p text:style-name="P12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4.25cm" svg:y="43.5cm">
          <text:p text:style-name="P12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6.25cm" svg:y="39.75cm">
          <text:p text:style-name="P12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26.5cm" svg:y="21cm">
          <text:p text:style-name="P12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measurelines" svg:width="10.5cm" svg:height="1.25cm" svg:x="11.75cm" svg:y="21cm">
          <text:p text:style-name="P12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measurelines" svg:width="7.25cm" svg:height="1.25cm" svg:x="18cm" svg:y="38.25cm">
          <text:p text:style-name="P12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measurelines" svg:width="5.75cm" svg:height="1.25cm" svg:x="18.5cm" svg:y="37.25cm">
          <text:p text:style-name="P12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measurelines" svg:width="6.75cm" svg:height="1.25cm" svg:x="28.5cm" svg:y="55.25cm">
          <text:p text:style-name="P12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measurelines" svg:width="25.75cm" svg:height="1.25cm" svg:x="12cm" svg:y="61.25cm">
          <draw:image xlink:href="Pictures/10000000000001790000001138F6B64AFE8960D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13T10:11:23.080000000</dc:date>
    <meta:editing-duration>PT7M33S</meta:editing-duration>
    <meta:editing-cycles>3</meta:editing-cycles>
    <meta:generator>LibreOffice/7.0.1.2$Windows_X86_64 LibreOffice_project/7cbcfc562f6eb6708b5ff7d7397325de9e764452</meta:generator>
    <meta:document-statistic meta:object-count="182"/>
  </office:meta>
</office:document-meta>
</file>